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Util.getSubSite( ServiceManager manager , Site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iteUtil.getAvailableLocator( ServiceManager manager , DocumentFactory factory , DocumentLocator loc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teUtil.Site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